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175.9mm" style:rel-column-width="65535*"/>
    </style:style>
    <style:style style:name="Table4.A1" style:family="table-cell">
      <style:table-cell-properties fo:padding="0.97mm" fo:border="0.05pt solid #000000"/>
    </style:style>
    <style:style style:name="Table5" style:family="table">
      <style:table-properties style:width="175.9mm" table:align="margins"/>
    </style:style>
    <style:style style:name="Table5.A" style:family="table-column">
      <style:table-column-properties style:column-width="175.9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175.9mm" table:align="margins"/>
    </style:style>
    <style:style style:name="Table7.A" style:family="table-column">
      <style:table-column-properties style:column-width="175.9mm" style:rel-column-width="65535*"/>
    </style:style>
    <style:style style:name="Table7.A1" style:family="table-cell">
      <style:table-cell-properties fo:padding="0.97mm" fo:border="0.05pt solid #000000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P1" style:family="paragraph" style:parent-style-name="Preformatted_20_Text">
      <style:text-properties officeooo:rsid="0010634f" officeooo:paragraph-rsid="0010634f"/>
    </style:style>
    <style:style style:name="P2" style:family="paragraph" style:parent-style-name="Text_20_body">
      <style:text-properties officeooo:paragraph-rsid="0014039b"/>
    </style:style>
    <style:style style:name="P3" style:family="paragraph" style:parent-style-name="Text_20_body">
      <style:text-properties officeooo:paragraph-rsid="001449da"/>
    </style:style>
    <style:style style:name="P4" style:family="paragraph" style:parent-style-name="Preformatted_20_Text">
      <style:text-properties officeooo:rsid="00125ca9" officeooo:paragraph-rsid="00125ca9"/>
    </style:style>
    <style:style style:name="P5" style:family="paragraph" style:parent-style-name="Preformatted_20_Text">
      <style:text-properties officeooo:rsid="0014039b" officeooo:paragraph-rsid="0014039b"/>
    </style:style>
    <style:style style:name="P6" style:family="paragraph" style:parent-style-name="Preformatted_20_Text">
      <style:text-properties officeooo:rsid="001449da" officeooo:paragraph-rsid="001449da"/>
    </style:style>
    <style:style style:name="P7" style:family="paragraph" style:parent-style-name="Heading_20_2">
      <style:text-properties officeooo:rsid="00125ca9" officeooo:paragraph-rsid="00125ca9"/>
    </style:style>
    <style:style style:name="P8" style:family="paragraph" style:parent-style-name="Heading_20_2">
      <style:text-properties officeooo:paragraph-rsid="00125ca9"/>
    </style:style>
    <style:style style:name="P9" style:family="paragraph" style:parent-style-name="Heading_20_2" style:list-style-name="">
      <style:text-properties officeooo:rsid="0014039b" officeooo:paragraph-rsid="0014039b"/>
    </style:style>
    <style:style style:name="P10" style:family="paragraph" style:parent-style-name="Heading_20_2">
      <style:text-properties officeooo:rsid="001449da" officeooo:paragraph-rsid="001449da"/>
    </style:style>
    <style:style style:name="P11" style:family="paragraph" style:parent-style-name="Heading_20_2" style:list-style-name="">
      <style:text-properties officeooo:rsid="001449da" officeooo:paragraph-rsid="001449da"/>
    </style:style>
    <style:style style:name="P12" style:family="paragraph" style:parent-style-name="Heading_20_2">
      <style:paragraph-properties fo:break-before="page"/>
      <style:text-properties officeooo:rsid="0014039b" officeooo:paragraph-rsid="0014039b"/>
    </style:style>
    <style:style style:name="P13" style:family="paragraph" style:parent-style-name="Heading_20_2">
      <style:paragraph-properties fo:break-before="page"/>
      <style:text-properties officeooo:rsid="001449da" officeooo:paragraph-rsid="001449da"/>
    </style:style>
    <style:style style:name="P14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16" style:family="paragraph" style:parent-style-name="Table_20_Contents">
      <style:text-properties style:font-name="Liberation Mono" fo:font-size="10pt" officeooo:rsid="00125ca9" officeooo:paragraph-rsid="00125ca9" style:font-name-asian="Courier New" style:font-size-asian="10pt" style:font-name-complex="Liberation Mono" style:font-size-complex="10pt"/>
    </style:style>
    <style:style style:name="P17" style:family="paragraph" style:parent-style-name="Heading_20_1">
      <style:text-properties officeooo:rsid="001449da" officeooo:paragraph-rsid="001449da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officeooo:rsid="00125ca9" officeooo:paragraph-rsid="00125ca9"/>
    </style:style>
    <style:style style:name="P20" style:family="paragraph" style:parent-style-name="Heading_20_1">
      <style:paragraph-properties fo:break-before="page"/>
      <style:text-properties officeooo:rsid="001449da" officeooo:paragraph-rsid="001449da"/>
    </style:style>
    <style:style style:name="T1" style:family="text">
      <style:text-properties officeooo:rsid="0010634f"/>
    </style:style>
    <style:style style:name="T2" style:family="text">
      <style:text-properties officeooo:rsid="00125ca9"/>
    </style:style>
    <style:style style:name="T3" style:family="text">
      <style:text-properties officeooo:rsid="001449da"/>
    </style:style>
    <style:style style:name="Sect1" style:family="section">
      <style:section-properties style:editable="false">
        <style:columns fo:column-count="2" fo:column-gap="1.98mm">
          <style:column style:rel-width="1624*" fo:start-indent="0mm" fo:end-indent="0.99mm"/>
          <style:column style:rel-width="1625*" fo:start-indent="0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ample App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_RefHeading___Toc105_2238994884" text:style-name="Index_20_Link" text:visited-style-name="Index_20_Link">config<text:tab/>2</text:a></text:p>
          <text:p text:style-name="P14"><text:a xlink:type="simple" xlink:href="#__RefHeading___Toc267_2238994884" text:style-name="Index_20_Link" text:visited-style-name="Index_20_Link">routes.rb<text:tab/>2</text:a></text:p>
          <text:p text:style-name="P15"><text:a xlink:type="simple" xlink:href="#__RefHeading___Toc107_2238994884" text:style-name="Index_20_Link" text:visited-style-name="Index_20_Link">controllers<text:tab/>3</text:a></text:p>
          <text:p text:style-name="P14"><text:a xlink:type="simple" xlink:href="#__RefHeading___Toc269_2238994884" text:style-name="Index_20_Link" text:visited-style-name="Index_20_Link">application_controller.rb<text:tab/>3</text:a></text:p>
          <text:p text:style-name="P14"><text:a xlink:type="simple" xlink:href="#__RefHeading___Toc271_2238994884" text:style-name="Index_20_Link" text:visited-style-name="Index_20_Link">static_pages_controller.rb<text:tab/>3</text:a></text:p>
          <text:p text:style-name="P14"><text:a xlink:type="simple" xlink:href="#__RefHeading___Toc273_2238994884" text:style-name="Index_20_Link" text:visited-style-name="Index_20_Link">users_controller.rb<text:tab/>3</text:a></text:p>
          <text:p text:style-name="P14"><text:a xlink:type="simple" xlink:href="#__RefHeading___Toc275_2238994884" text:style-name="Index_20_Link" text:visited-style-name="Index_20_Link">sessions_controller.rb<text:tab/>5</text:a></text:p>
          <text:p text:style-name="P14"><text:a xlink:type="simple" xlink:href="#__RefHeading___Toc504_2238994884" text:style-name="Index_20_Link" text:visited-style-name="Index_20_Link">password_resets_controller.rb<text:tab/>6</text:a></text:p>
          <text:p text:style-name="P15"><text:a xlink:type="simple" xlink:href="#__RefHeading___Toc506_2238994884" text:style-name="Index_20_Link" text:visited-style-name="Index_20_Link">helpers<text:tab/>8</text:a></text:p>
          <text:p text:style-name="P14"><text:a xlink:type="simple" xlink:href="#__RefHeading___Toc508_2238994884" text:style-name="Index_20_Link" text:visited-style-name="Index_20_Link">application_helper.rb<text:tab/>8</text:a></text:p>
          <text:p text:style-name="P14"><text:a xlink:type="simple" xlink:href="#__RefHeading___Toc510_2238994884" text:style-name="Index_20_Link" text:visited-style-name="Index_20_Link">users_helper.rb<text:tab/>8</text:a></text:p>
          <text:p text:style-name="P14"><text:a xlink:type="simple" xlink:href="#__RefHeading___Toc512_2238994884" text:style-name="Index_20_Link" text:visited-style-name="Index_20_Link">sessions_helper.rb<text:tab/>8</text:a></text:p>
        </text:index-body>
      </text:table-of-content>
      <text:p text:style-name="Text_20_body"/>
      <text:p text:style-name="Standard"/>
      <text:h text:style-name="P18" text:outline-level="1"><text:bookmark-start text:name="__RefHeading___Toc105_2238994884"/>config<text:bookmark-end text:name="__RefHeading___Toc105_2238994884"/></text:h>
      <text:h text:style-name="P7" text:outline-level="2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3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4"/>'/signup', <text:s text:c="2"/>to: 'users#create'</text:p>
            <text:p text:style-name="Preformatted_20_Text"/>
            <text:p text:style-name="Preformatted_20_Text"><text:s text:c="2"/>get <text:s text:c="4"/>'/login', <text:s text:c="3"/>to: 'sessions#new'</text:p>
            <text:p text:style-name="Preformatted_20_Text"><text:s text:c="2"/>post <text:s text:c="3"/>'/login', <text:s text:c="3"/>to: 'sessions#create'</text:p>
            <text:p text:style-name="Preformatted_20_Text"><text:s text:c="2"/>delete <text:s text:c="2"/>'/logout', <text:s text:c="2"/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/text:p>
            <text:p text:style-name="Preformatted_20_Text"><text:s text:c="41"/>:edit, :update]</text:p>
            <text:p text:style-name="Preformatted_20_Text">end</text:p>
          </table:table-cell>
        </table:table-row>
      </table:table>
      <text:p text:style-name="Preformatted_20_Text"/>
      <text:h text:style-name="P19" text:outline-level="1"><text:bookmark-start text:name="__RefHeading___Toc107_2238994884"/>controllers<text:bookmark-end text:name="__RefHeading___Toc107_2238994884"/></text:h>
      <text:h text:style-name="P7" text:outline-level="2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4">class ApplicationController &lt; ActionController::Base</text:p>
            <text:p text:style-name="P4"><text:s text:c="2"/>protect_from_forgery with: :exception</text:p>
            <text:p text:style-name="P4"><text:s text:c="2"/>include SessionsHelper</text:p>
            <text:p text:style-name="P4"><text:s text:c="2"/></text:p>
            <text:p text:style-name="P4"><text:s text:c="2"/>def hello</text:p>
            <text:p text:style-name="P4"><text:s text:c="4"/>render html: "hello, world!"</text:p>
            <text:p text:style-name="P4"><text:s text:c="2"/>end</text:p>
            <text:p text:style-name="P4">end</text:p>
          </table:table-cell>
        </table:table-row>
      </table:table>
      <text:h text:style-name="P7" text:outline-level="2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4">class StaticPagesController &lt; ApplicationController</text:p>
            <text:p text:style-name="P4"><text:s text:c="2"/>def home</text:p>
            <text:p text:style-name="P4"><text:s text:c="2"/>end</text:p>
            <text:p text:style-name="P4"/>
            <text:p text:style-name="P4"><text:s text:c="2"/>def help</text:p>
            <text:p text:style-name="P4"><text:s text:c="2"/>end</text:p>
            <text:p text:style-name="P4"/>
            <text:p text:style-name="P4"><text:s text:c="2"/>def about</text:p>
            <text:p text:style-name="P4"><text:s text:c="2"/>end</text:p>
            <text:p text:style-name="P4"/>
            <text:p text:style-name="P4"><text:s text:c="2"/>def contact</text:p>
            <text:p text:style-name="P4"><text:s text:c="2"/>end</text:p>
            <text:p text:style-name="P4"><text:s text:c="2"/></text:p>
            <text:p text:style-name="P4">end</text:p>
          </table:table-cell>
        </table:table-row>
      </table:table>
      <text:p text:style-name="Standard"/>
      <text:h text:style-name="P8" text:outline-level="2"><text:bookmark-start text:name="__RefHeading___Toc273_2238994884"/><text:span text:style-name="T2">users_controller.rb</text:span>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16">class UsersController &lt; ApplicationController</text:p>
            <text:p text:style-name="P16"><text:s text:c="2"/>before_action :logged_in_user, only: [:index, :edit, :update, :destroy]</text:p>
            <text:p text:style-name="P16"><text:s text:c="2"/>before_action :correct_user, <text:s text:c="2"/>only: [:edit, :update]</text:p>
            <text:p text:style-name="P16"><text:s text:c="2"/>before_action :admin_user, <text:s text:c="4"/>only: :destroy</text:p>
            <text:p text:style-name="P16"/>
            <text:p text:style-name="P16"><text:s text:c="2"/>def index <text:s text:c="4"/># 1</text:p>
            <text:p text:style-name="P16"><text:s text:c="4"/># @users = User.paginate(page: params[:page])</text:p>
            <text:p text:style-name="P16"><text:s text:c="4"/># only show activated users in the list</text:p>
            <text:p text:style-name="P16"><text:s text:c="4"/>@users = User.where(activated: true).paginate(page: params[:page])</text:p>
            <text:p text:style-name="P16"><text:s text:c="2"/>end</text:p>
            <text:p text:style-name="P16"/>
            <text:p text:style-name="P16"><text:s text:c="2"/>def show <text:s text:c="5"/># 2</text:p>
            <text:p text:style-name="P16"><text:s text:c="4"/>@user = User.find(params[:id])</text:p>
            <text:p text:style-name="P16"><text:s text:c="4"/># skip page if user is not activated</text:p>
            <text:p text:style-name="P16"><text:s text:c="4"/>redirect_to root_url and return unless @user.activated</text:p>
            <text:p text:style-name="P16"><text:s text:c="4"/># debugger</text:p>
            <text:p text:style-name="P16"><text:s text:c="2"/>end</text:p>
            <text:p text:style-name="P16"/>
            <text:p text:style-name="P16"><text:soft-page-break/><text:s text:c="2"/>def new <text:s text:c="6"/># 3</text:p>
            <text:p text:style-name="P16"><text:s text:c="4"/>@user = User.new</text:p>
            <text:p text:style-name="P16"><text:s text:c="2"/>end</text:p>
            <text:p text:style-name="P16"/>
            <text:p text:style-name="P16"><text:s text:c="2"/>def create <text:s text:c="3"/># 4</text:p>
            <text:p text:style-name="P16"><text:s text:c="4"/>@user = User.new(user_params)</text:p>
            <text:p text:style-name="P16"><text:s text:c="4"/>if @user.save</text:p>
            <text:p text:style-name="P16"><text:s text:c="6"/>@user.send_activation_email # in the User mode</text:p>
            <text:p text:style-name="P16"><text:s text:c="6"/># UserMailer.account_activation(@user).deliver_now </text:p>
            <text:p text:style-name="P16"><text:s text:c="6"/>flash[:info] <text:s text:c="3"/>= "Please check your email to activate your account."</text:p>
            <text:p text:style-name="P16"><text:s text:c="6"/>redirect_to root_url</text:p>
            <text:p text:style-name="P16"><text:s text:c="6"/># log_in @user</text:p>
            <text:p text:style-name="P16"><text:s text:c="6"/># flash[:success] = "Welcome to the Sample App!"</text:p>
            <text:p text:style-name="P16"><text:s text:c="6"/># redirect_to @user</text:p>
            <text:p text:style-name="P16"><text:s text:c="4"/>else</text:p>
            <text:p text:style-name="P16"><text:s text:c="6"/>render 'new'</text:p>
            <text:p text:style-name="P16"><text:s text:c="4"/>end</text:p>
            <text:p text:style-name="P16"><text:s text:c="2"/>end</text:p>
            <text:p text:style-name="P16"/>
            <text:p text:style-name="P16"><text:s text:c="2"/>def edit <text:s text:c="5"/># 5</text:p>
            <text:p text:style-name="P16"><text:s text:c="2"/>end</text:p>
            <text:p text:style-name="P16"/>
            <text:p text:style-name="P16"><text:s text:c="2"/>def update <text:s text:c="3"/># 6</text:p>
            <text:p text:style-name="P16"><text:s text:c="4"/>if @user.update_attributes(user_params)</text:p>
            <text:p text:style-name="P16"><text:s text:c="6"/>flash[:success] = "User successfully updated"</text:p>
            <text:p text:style-name="P16"><text:s text:c="6"/>redirect_to @user</text:p>
            <text:p text:style-name="P16"><text:s text:c="4"/>else</text:p>
            <text:p text:style-name="P16"><text:s text:c="6"/>render 'edit'</text:p>
            <text:p text:style-name="P16"><text:s text:c="4"/>end</text:p>
            <text:p text:style-name="P16"><text:s text:c="2"/>end</text:p>
            <text:p text:style-name="P16"/>
            <text:p text:style-name="P16"><text:s text:c="2"/>def destroy <text:s/># 7 <text:s/># add the corresponding before_actionS as well</text:p>
            <text:p text:style-name="P16"><text:s text:c="4"/>User.find(params[:id]).destroy <text:s/># #destroy from Active record</text:p>
            <text:p text:style-name="P16"><text:s text:c="4"/>flash[:success] = "User deleted"</text:p>
            <text:p text:style-name="P16"><text:s text:c="4"/>redirect_to users_url</text:p>
            <text:p text:style-name="P16"><text:s text:c="2"/>end</text:p>
            <text:p text:style-name="P16"/>
            <text:p text:style-name="P16"><text:s text:c="2"/>private</text:p>
            <text:p text:style-name="P16"><text:s text:c="4"/>def user_params</text:p>
            <text:p text:style-name="P16"><text:s text:c="6"/>params.require(:user).permit( <text:s/></text:p>
            <text:p text:style-name="P16"><text:s text:c="8"/>:name, <text:s text:c="7"/>:email, </text:p>
            <text:p text:style-name="P16"><text:s text:c="8"/>:password, <text:s text:c="3"/>:password_confirmation)</text:p>
            <text:p text:style-name="P16"><text:s text:c="4"/>end</text:p>
            <text:p text:style-name="P16"><text:s text:c="4"/></text:p>
            <text:p text:style-name="P16"><text:s text:c="4"/># before filters</text:p>
            <text:p text:style-name="P16"/>
            <text:p text:style-name="P16"><text:s text:c="4"/># confirms a logged-in user</text:p>
            <text:p text:style-name="P16"><text:s text:c="6"/># used in the filter before_action</text:p>
            <text:p text:style-name="P16"><text:s text:c="4"/>def logged_in_user</text:p>
            <text:p text:style-name="P16"><text:s text:c="6"/>unless logged_in?</text:p>
            <text:p text:style-name="P16"><text:s text:c="8"/>store_location</text:p>
            <text:p text:style-name="P16"><text:s text:c="8"/>flash[:danger] = "Please log in"</text:p>
            <text:p text:style-name="P16"><text:s text:c="8"/>redirect_to login_url</text:p>
            <text:p text:style-name="P16"><text:s text:c="6"/>end</text:p>
            <text:p text:style-name="P16"><text:s text:c="4"/>end</text:p>
            <text:p text:style-name="P16"><text:soft-page-break/></text:p>
            <text:p text:style-name="P16"><text:s text:c="4"/>#confirms the correct user</text:p>
            <text:p text:style-name="P16"><text:s text:c="4"/>def correct_user</text:p>
            <text:p text:style-name="P16"><text:s text:c="6"/>@user = User.find(params[:id])</text:p>
            <text:p text:style-name="P16"><text:s text:c="6"/>redirect_to(root_url) unless @user == current_user</text:p>
            <text:p text:style-name="P16"><text:s text:c="4"/>end</text:p>
            <text:p text:style-name="P16"><text:s text:c="6"/># current_user in session_helper, returns the user corresponding to the remember token cookie</text:p>
            <text:p text:style-name="P16"/>
            <text:p text:style-name="P16"><text:s text:c="4"/># confirms an admin user</text:p>
            <text:p text:style-name="P16"><text:s text:c="4"/>def admin_user</text:p>
            <text:p text:style-name="P16"><text:s text:c="6"/>redirect_to(root_url) unless current_user.admin?</text:p>
            <text:p text:style-name="P16"><text:s text:c="4"/>end</text:p>
            <text:p text:style-name="P16">end</text:p>
          </table:table-cell>
        </table:table-row>
      </table:table>
      <text:h text:style-name="P8" text:outline-level="2"><text:bookmark-start text:name="__RefHeading___Toc275_2238994884"/><text:span text:style-name="T2">sessions_controller.rb</text:span><text:bookmark-end text:name="__RefHeading___Toc275_2238994884"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4">class SessionsController &lt; ApplicationController</text:p>
            <text:p text:style-name="P4"><text:s text:c="2"/>def new</text:p>
            <text:p text:style-name="P4"><text:s text:c="4"/># debugger</text:p>
            <text:p text:style-name="P4"><text:s text:c="2"/>end</text:p>
            <text:p text:style-name="P4"/>
            <text:p text:style-name="P4"><text:s text:c="2"/>def create <text:s text:c="3"/># the first 'if user' is just to not make user.authenticate fail</text:p>
            <text:p text:style-name="P4"><text:s text:c="4"/># user could be a @class variable for the sake of testing the way listing 9.27 does</text:p>
            <text:p text:style-name="P4"><text:s text:c="4"/>user = User.find_by(email: params[:session][:email].downcase)</text:p>
            <text:p text:style-name="P4"><text:s text:c="4"/>if user and user.authenticate(params[:session][:password])</text:p>
            <text:p text:style-name="P4"><text:s text:c="6"/>if user.activated?</text:p>
            <text:p text:style-name="P4"><text:s text:c="8"/>log_in user <text:s text:c="5"/># method in sessions_helper</text:p>
            <text:p text:style-name="P4"><text:s text:c="8"/>params[:session][:remember_me] == '1' ? remember(user) : forget(user)</text:p>
            <text:p text:style-name="P4"><text:s text:c="8"/>flash[:success] = "logged in" # not sure if this can remain here</text:p>
            <text:p text:style-name="P4"><text:s text:c="8"/>redirect_back_or(user) <text:s/># (@user is used as the default argument of #redirect_back_or if there is no other path)</text:p>
            <text:p text:style-name="P4"><text:s text:c="6"/># #redirect_back_or comes from sessions_helper</text:p>
            <text:p text:style-name="P4"><text:s text:c="6"/>else</text:p>
            <text:p text:style-name="P4"><text:s text:c="8"/>message = "Account not activated. "</text:p>
            <text:p text:style-name="P4"><text:s text:c="8"/>message += "Check your email for the activation link."</text:p>
            <text:p text:style-name="P4"><text:s text:c="8"/>flash[:warning] = message</text:p>
            <text:p text:style-name="P4"><text:s text:c="8"/>redirect_to root_url</text:p>
            <text:p text:style-name="P4"><text:s text:c="6"/>end</text:p>
            <text:p text:style-name="P4"><text:s text:c="4"/>else</text:p>
            <text:p text:style-name="P4"><text:s text:c="6"/>flash.now[:danger] <text:s/>= "Invalid email/password combination"</text:p>
            <text:p text:style-name="P4"><text:s text:c="6"/>render 'new'</text:p>
            <text:p text:style-name="P4"><text:s text:c="4"/>end</text:p>
            <text:p text:style-name="P4"><text:s text:c="2"/>end</text:p>
            <text:p text:style-name="P4"/>
            <text:p text:style-name="P4"><text:s text:c="2"/>def destroy</text:p>
            <text:p text:style-name="P4"><text:s text:c="4"/>log_out if logged_in?</text:p>
            <text:p text:style-name="P4"><text:s text:c="4"/>redirect_to root_path</text:p>
            <text:p text:style-name="P4"><text:s text:c="2"/>end</text:p>
            <text:p text:style-name="P4">end</text:p>
          </table:table-cell>
        </table:table-row>
      </table:table>
      <text:h text:style-name="P9" text:outline-level="2"/>
      <text:h text:style-name="P12" text:outline-level="2"><text:bookmark-start text:name="__RefHeading___Toc504_2238994884"/>password_resets_controller.rb<text:bookmark-end text:name="__RefHeading___Toc504_2238994884"/>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5">class PasswordResetsController &lt; ApplicationController</text:p>
            <text:p text:style-name="P5"><text:s text:c="2"/>before_action :get_user, <text:s text:c="3"/>only: [:edit, :update]</text:p>
            <text:p text:style-name="P5"><text:s text:c="2"/>before_action :valid_user, <text:s/>only: [:edit, :update]</text:p>
            <text:p text:style-name="P5"><text:s text:c="2"/>before_action :check_expiration, only: [:edit, :update] # see #update case 1.</text:p>
            <text:p text:style-name="P5"><text:s text:c="2"/>def new</text:p>
            <text:p text:style-name="P5"><text:s text:c="2"/>end</text:p>
            <text:p text:style-name="P5"/>
            <text:p text:style-name="P5"><text:s text:c="2"/>def create</text:p>
            <text:p text:style-name="P5"><text:s text:c="4"/>@user = User.find_by(email:params[:password_reset][:email].downcase)</text:p>
            <text:p text:style-name="P5"><text:s text:c="4"/>if @user</text:p>
            <text:p text:style-name="P5"><text:s text:c="6"/>@user.create_reset_digest <text:s text:c="8"/># from User controller</text:p>
            <text:p text:style-name="P5"><text:s text:c="6"/>@user.send_password_reset_email <text:s text:c="3"/># also from there</text:p>
            <text:p text:style-name="P5"><text:s text:c="6"/>flash[:info] = "Email sent with password reset instructions"</text:p>
            <text:p text:style-name="P5"><text:s text:c="6"/>redirect_to root_url</text:p>
            <text:p text:style-name="P5"><text:s text:c="4"/>else</text:p>
            <text:p text:style-name="P5"><text:s text:c="6"/>flash.now[:danger] = "Email address not found"</text:p>
            <text:p text:style-name="P5"><text:s text:c="6"/>render 'new'</text:p>
            <text:p text:style-name="P5"><text:s text:c="4"/>end</text:p>
            <text:p text:style-name="P5"><text:s text:c="2"/>end</text:p>
            <text:p text:style-name="P5"/>
            <text:p text:style-name="P5"><text:s text:c="2"/>def edit</text:p>
            <text:p text:style-name="P5"><text:s text:c="4"/>@user = User.find_by(email:params[:email].downcase)</text:p>
            <text:p text:style-name="P5"><text:s text:c="2"/>end</text:p>
            <text:p text:style-name="P5"/>
            <text:p text:style-name="P5"><text:s text:c="2"/>def update</text:p>
            <text:p text:style-name="P5"><text:s text:c="4"/># four cases:</text:p>
            <text:p text:style-name="P5"><text:s text:c="4"/># 1. expired password reset # dealt with a before filter at the top</text:p>
            <text:p text:style-name="P5"><text:s text:c="4"/># 2. failed update for invalid password</text:p>
            <text:p text:style-name="P5"><text:s text:c="4"/># 3. failed update for empty password or wrong confirmation)</text:p>
            <text:p text:style-name="P5"><text:s text:c="4"/># 4. SUCCESSFUL update</text:p>
            <text:p text:style-name="P5"><text:s text:c="4"/>if params[:user][:password].empty? <text:s text:c="9"/># case 3.</text:p>
            <text:p text:style-name="P5"><text:s text:c="6"/>@user.errors.add(:password, "can't be empty")</text:p>
            <text:p text:style-name="P5"><text:s text:c="6"/>render 'edit'</text:p>
            <text:p text:style-name="P5"><text:s text:c="4"/>elsif @user.update_attributes(user_params) <text:s text:c="2"/># case 4.</text:p>
            <text:p text:style-name="P5"><text:s text:c="6"/>log_in @user <text:s text:c="13"/># method below in the controller</text:p>
            <text:p text:style-name="P5"><text:s text:c="6"/>@user.update_attribute(:reset_digest, nil)</text:p>
            <text:p text:style-name="P5"><text:s text:c="6"/>flash[:success] = "Password has been reset."</text:p>
            <text:p text:style-name="P5"><text:s text:c="6"/>redirect_to @user</text:p>
            <text:p text:style-name="P5"><text:s text:c="4"/>else</text:p>
            <text:p text:style-name="P5"><text:s text:c="6"/>render 'edit' <text:s text:c="29"/># case 2.</text:p>
            <text:p text:style-name="P5"><text:s text:c="4"/>end</text:p>
            <text:p text:style-name="P5"><text:s text:c="2"/>end</text:p>
            <text:p text:style-name="P5"/>
            <text:p text:style-name="P5"><text:s text:c="2"/>private</text:p>
            <text:p text:style-name="P5"><text:s text:c="4"/>def user_params</text:p>
            <text:p text:style-name="P5"><text:s text:c="6"/>params.require(:user).permit(:password, :password_confirmation)</text:p>
            <text:p text:style-name="P5"><text:s text:c="4"/>end</text:p>
            <text:p text:style-name="P5"/>
            <text:p text:style-name="P5"><text:s text:c="4"/># Before filters</text:p>
            <text:p text:style-name="P5"><text:s text:c="4"/>def get_user</text:p>
            <text:p text:style-name="P5"><text:s text:c="6"/>@user = User.find_by(email: params[:email])</text:p>
            <text:p text:style-name="P5"><text:s text:c="4"/>end</text:p>
            <text:p text:style-name="P5"><text:soft-page-break/></text:p>
            <text:p text:style-name="P5"><text:s text:c="4"/># confirms a valid user</text:p>
            <text:p text:style-name="P5"><text:s text:c="4"/>def valid_user </text:p>
            <text:p text:style-name="P5"><text:s text:c="6"/>unless (@user &amp;&amp; @user.activated? &amp;&amp; # ::authenticated from User model</text:p>
            <text:p text:style-name="P5"><text:s text:c="14"/>@user.authenticated?(:reset, params[:id]))</text:p>
            <text:p text:style-name="P5"><text:s text:c="8"/>redirect_to root_url <text:s text:c="3"/># to get the reset_digest</text:p>
            <text:p text:style-name="P5"><text:s text:c="6"/>end</text:p>
            <text:p text:style-name="P5"><text:s text:c="4"/>end</text:p>
            <text:p text:style-name="P5"/>
            <text:p text:style-name="P5"><text:s text:c="4"/># checks expiration of reset token</text:p>
            <text:p text:style-name="P5"><text:s text:c="4"/>def check_expiration</text:p>
            <text:p text:style-name="P5"><text:s text:c="6"/>if @user.password_reset_expired? # in the User model</text:p>
            <text:p text:style-name="P5"><text:s text:c="8"/>flash[:danger] = "Password reset has expired."</text:p>
            <text:p text:style-name="P5"><text:s text:c="8"/>redirect_to new_password_reset_url</text:p>
            <text:p text:style-name="P5"><text:s text:c="6"/>end</text:p>
            <text:p text:style-name="P5"><text:s text:c="4"/>end</text:p>
            <text:p text:style-name="P5">end</text:p>
            <text:p text:style-name="P5"/>
            <text:p text:style-name="P5">=begin</text:p>
            <text:p text:style-name="P5">upon submitting</text:p>
            <text:p text:style-name="P5">1) find user by email</text:p>
            <text:p text:style-name="P5">2) update its attributes with </text:p>
            <text:p text:style-name="P5"><text:s text:c="2"/>- the password reset token</text:p>
            <text:p text:style-name="P5"><text:s text:c="2"/>- sent_at timestamp</text:p>
            <text:p text:style-name="P5">3) redirect to root_url</text:p>
            <text:p text:style-name="P5">4) flash message</text:p>
            <text:p text:style-name="P5"/>
            <text:p text:style-name="P5">in case of an invalid submission,</text:p>
            <text:p text:style-name="P5"><text:s text:c="2"/>the form will be re-rendered with a flash.now message</text:p>
            <text:p text:style-name="P5">=end </text:p>
          </table:table-cell>
        </table:table-row>
      </table:table>
      <text:p text:style-name="P2"/>
      <text:h text:style-name="P20" text:outline-level="1"><text:bookmark-start text:name="__RefHeading___Toc506_2238994884"/>helpers<text:bookmark-end text:name="__RefHeading___Toc506_2238994884"/></text:h>
      <text:h text:style-name="P10" text:outline-level="2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6">module ApplicationHelper</text:p>
            <text:p text:style-name="P6"/>
            <text:p text:style-name="P6"><text:s text:c="2"/># return the full title on a per-page basis</text:p>
            <text:p text:style-name="P6"><text:s text:c="2"/>def full_title(page_title = '')</text:p>
            <text:p text:style-name="P6"><text:s text:c="4"/>base_title = "Ruby on Rails Tutorial Sample App"</text:p>
            <text:p text:style-name="P6"><text:s text:c="4"/>if page_title.empty?</text:p>
            <text:p text:style-name="P6"><text:s text:c="6"/>base_title</text:p>
            <text:p text:style-name="P6"><text:s text:c="4"/>else</text:p>
            <text:p text:style-name="P6"><text:s text:c="6"/>page_title + " | " + base_title</text:p>
            <text:p text:style-name="P6"><text:s text:c="4"/>end</text:p>
            <text:p text:style-name="P6"><text:s text:c="2"/>end</text:p>
            <text:p text:style-name="P6">end</text:p>
          </table:table-cell>
        </table:table-row>
      </table:table>
      <text:h text:style-name="P10" text:outline-level="2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6">module UsersHelper</text:p>
            <text:p text:style-name="P6"><text:tab/>def gravatar_for(user, size: 80 )</text:p>
            <text:p text:style-name="P6"><text:tab/><text:tab/>gravatar_id = Digest::MD5::hexdigest(user.email.downcase)</text:p>
            <text:p text:style-name="P6"><text:tab/><text:tab/>gravatar_url = "https://secure.gravatar.com/avatar/#{gravatar_id}?s=#{size}"</text:p>
            <text:p text:style-name="P6"><text:tab/><text:tab/>image_tag(gravatar_url, alt: user.name, class: "gravatar")</text:p>
            <text:p text:style-name="P6"><text:tab/>end</text:p>
            <text:p text:style-name="P6">end</text:p>
          </table:table-cell>
        </table:table-row>
      </table:table>
      <text:h text:style-name="P10" text:outline-level="2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">module SessionsHelper</text:p>
            <text:p text:style-name="P6"><text:tab/></text:p>
            <text:p text:style-name="P6"><text:tab/># logs in the given user</text:p>
            <text:p text:style-name="P6"><text:tab/>def log_in(user)</text:p>
            <text:p text:style-name="P6"><text:tab/><text:tab/>session[:user_id] = user.id<text:tab/><text:tab/><text:tab/># sessions is a temporary cookie</text:p>
            <text:p text:style-name="P6"><text:tab/>end</text:p>
            <text:p text:style-name="P6"/>
            <text:p text:style-name="P6"><text:tab/># returns the current logged-in user (if any)</text:p>
            <text:p text:style-name="P6"><text:tab/># def current_user</text:p>
            <text:p text:style-name="P6"><text:tab/># <text:tab/>@current_user ||= User.find_by(id: session[:user_id])</text:p>
            <text:p text:style-name="P6"><text:tab/># end</text:p>
            <text:p text:style-name="P6"/>
            <text:p text:style-name="P6"><text:tab/># returns true if the given user is the current user</text:p>
            <text:p text:style-name="P6"><text:tab/>def current_user?(user)</text:p>
            <text:p text:style-name="P6"><text:tab/><text:tab/>user == current_user</text:p>
            <text:p text:style-name="P6"><text:tab/>end<text:tab/></text:p>
            <text:p text:style-name="P6"/>
            <text:p text:style-name="P6"><text:tab/># returns the user corresponding to the remember token cookie</text:p>
            <text:p text:style-name="P6"><text:tab/>def current_user</text:p>
            <text:p text:style-name="P6"><text:tab/><text:tab/>if <text:tab/><text:tab/>(user_id = session[:user_id]) <text:tab/><text:tab/><text:tab/><text:tab/># <text:soft-page-break/>does it exist?</text:p>
            <text:p text:style-name="P6"><text:tab/><text:tab/><text:tab/>@current_user ||= User.find_by(id: user_id)</text:p>
            <text:p text:style-name="P6"><text:tab/><text:tab/>elsif (user_id = cookies.signed[:user_id]) <text:s/># is there a persisten session?</text:p>
            <text:p text:style-name="P6"><text:tab/><text:tab/><text:tab/># raise # the tests still pass, so this branch is currently untested</text:p>
            <text:p text:style-name="P6"><text:tab/><text:tab/><text:tab/>user = User.find_by(id: user_id) <text:tab/><text:tab/><text:tab/><text:tab/><text:tab/><text:tab/><text:tab/># .authenticated comes from models/user</text:p>
            <text:p text:style-name="P6"><text:tab/><text:tab/><text:tab/># if user and user.authenticated?(cookies[:remember_token])</text:p>
            <text:p text:style-name="P6"><text:tab/><text:tab/><text:tab/># updated this line for the new authenticated method</text:p>
            <text:p text:style-name="P6"><text:tab/><text:tab/><text:tab/>if user &amp;&amp; user.authenticated?(:remember, cookies[:remember_token])</text:p>
            <text:p text:style-name="P6"><text:tab/><text:tab/><text:tab/><text:tab/># <text:tab/>( def authenticated?(attribute, token) from User model)</text:p>
            <text:p text:style-name="P6"><text:tab/><text:tab/><text:tab/><text:tab/># <text:s text:c="11"/>so it will be remember_digest</text:p>
            <text:p text:style-name="P6"><text:tab/><text:tab/><text:tab/><text:tab/>log_in user<text:tab/><text:tab/><text:tab/><text:tab/><text:tab/><text:tab/><text:tab/><text:tab/># from this same file</text:p>
            <text:p text:style-name="P6"><text:tab/><text:tab/><text:tab/><text:tab/>@current_user = user</text:p>
            <text:p text:style-name="P6"><text:tab/><text:tab/><text:tab/>end</text:p>
            <text:p text:style-name="P6"><text:tab/><text:tab/>end</text:p>
            <text:p text:style-name="P6"><text:tab/>end</text:p>
            <text:p text:style-name="P6"/>
            <text:p text:style-name="P6"><text:tab/># returns true if the user is logged in</text:p>
            <text:p text:style-name="P6"><text:tab/>def logged_in?</text:p>
            <text:p text:style-name="P6"><text:tab/><text:tab/>!current_user.nil?</text:p>
            <text:p text:style-name="P6"><text:tab/>end</text:p>
            <text:p text:style-name="P6"/>
            <text:p text:style-name="P6"><text:tab/># forgets a persistent session</text:p>
            <text:p text:style-name="P6"><text:tab/>def forget(user)</text:p>
            <text:p text:style-name="P6"><text:tab/><text:tab/>user.forget <text:tab/><text:tab/><text:tab/><text:tab/><text:tab/><text:tab/><text:tab/><text:tab/><text:tab/><text:tab/># from models/user</text:p>
            <text:p text:style-name="P6"><text:tab/><text:tab/>cookies.delete(:user_id)</text:p>
            <text:p text:style-name="P6"><text:tab/><text:tab/>cookies.delete(:remember_token)</text:p>
            <text:p text:style-name="P6"><text:tab/>end</text:p>
            <text:p text:style-name="P6"/>
            <text:p text:style-name="P6"><text:tab/># logs out the current user</text:p>
            <text:p text:style-name="P6"><text:tab/>def log_out</text:p>
            <text:p text:style-name="P6"><text:tab/><text:tab/>forget(current_user)</text:p>
            <text:p text:style-name="P6"><text:tab/><text:tab/>session.delete(:user_id)</text:p>
            <text:p text:style-name="P6"><text:tab/><text:tab/>@current_user = nil</text:p>
            <text:p text:style-name="P6"><text:tab/>end</text:p>
            <text:p text:style-name="P6"/>
            <text:p text:style-name="P6"><text:tab/># remembers a user in a persisten session</text:p>
            <text:p text:style-name="P6"><text:tab/>def remember(user)</text:p>
            <text:p text:style-name="P6"><text:tab/><text:tab/>user.remember<text:tab/><text:tab/><text:tab/><text:tab/><text:tab/><text:tab/><text:tab/><text:tab/><text:tab/><text:tab/># from models/user</text:p>
            <text:p text:style-name="P6"><text:tab/><text:tab/>cookies.permanent.signed[:user_id] = user.id</text:p>
            <text:p text:style-name="P6"><text:tab/><text:tab/>cookies.permanent[:remember_token] = user.remember_token</text:p>
            <text:p text:style-name="P6"><text:tab/>end<text:tab/><text:tab/><text:tab/><text:tab/><text:tab/><text:tab/><text:tab/><text:tab/><text:tab/><text:tab/><text:tab/><text:tab/><text:tab/><text:tab/><text:tab/><text:tab/># from an attr_accessor of models/user</text:p>
            <text:p text:style-name="P6"/>
            <text:p text:style-name="P6"><text:tab/># redirects to stored location (or the default), after it, it cleans itself</text:p>
            <text:p text:style-name="P6"><text:tab/>def redirect_back_or(default)</text:p>
            <text:p text:style-name="P6"><text:tab/><text:tab/>redirect_to(session[:forwarding_url] || default )</text:p>
            <text:p text:style-name="P6"><text:tab/><text:tab/>session.delete(:forwarding_url)</text:p>
            <text:p text:style-name="P6"><text:soft-page-break/><text:tab/>end</text:p>
            <text:p text:style-name="P6"/>
            <text:p text:style-name="P6"><text:tab/># stores the URL trying to be accessed</text:p>
            <text:p text:style-name="P6"><text:tab/>def store_location<text:tab/><text:tab/><text:tab/><text:tab/><text:tab/><text:tab/><text:tab/><text:tab/><text:tab/><text:tab/><text:tab/># <text:s/>but only for a GET request</text:p>
            <text:p text:style-name="P6"><text:tab/><text:tab/>session[:forwarding_url] = request.original_url if request.get?</text:p>
            <text:p text:style-name="P6"><text:tab/>end # puts the requested URL in the session variable under the key :forwarding_url</text:p>
            <text:p text:style-name="P6">end</text:p>
          </table:table-cell>
        </table:table-row>
      </table:table>
      <text:h text:style-name="P17" text:outline-level="1">mailers</text:h>
      <text:h text:style-name="P10" text:outline-level="2">application_mailer.rb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">module SessionsHelper</text:p>
            <text:p text:style-name="P6"><text:tab/></text:p>
            <text:p text:style-name="P6"><text:tab/># logs in the given user</text:p>
            <text:p text:style-name="P6"><text:tab/>def log_in(user)</text:p>
            <text:p text:style-name="P6"><text:tab/><text:tab/>session[:user_id] = user.id<text:tab/><text:tab/><text:tab/># sessions is a temporary cookie</text:p>
            <text:p text:style-name="P6"><text:tab/>end</text:p>
            <text:p text:style-name="P6"/>
            <text:p text:style-name="P6"><text:tab/># returns the current logged-in user (if any)</text:p>
            <text:p text:style-name="P6"><text:tab/># def current_user</text:p>
            <text:p text:style-name="P6"><text:tab/># <text:tab/>@current_user ||= User.find_by(id: session[:user_id])</text:p>
            <text:p text:style-name="P6"><text:tab/># end</text:p>
            <text:p text:style-name="P6"/>
            <text:p text:style-name="P6"><text:tab/># returns true if the given user is the current user</text:p>
            <text:p text:style-name="P6"><text:tab/>def current_user?(user)</text:p>
            <text:p text:style-name="P6"><text:tab/><text:tab/>user == current_user</text:p>
            <text:p text:style-name="P6"><text:tab/>end<text:tab/></text:p>
            <text:p text:style-name="P6"/>
            <text:p text:style-name="P6"><text:tab/># returns the user corresponding to the remember token cookie</text:p>
            <text:p text:style-name="P6"><text:tab/>def current_user</text:p>
            <text:p text:style-name="P6"><text:tab/><text:tab/>if <text:tab/><text:tab/>(user_id = session[:user_id]) <text:tab/><text:tab/><text:tab/><text:tab/># does it exist?</text:p>
            <text:p text:style-name="P6"><text:tab/><text:tab/><text:tab/>@current_user ||= User.find_by(id: user_id)</text:p>
            <text:p text:style-name="P6"><text:tab/><text:tab/>elsif (user_id = cookies.signed[:user_id]) <text:s/># is there a persisten session?</text:p>
            <text:p text:style-name="P6"><text:tab/><text:tab/><text:tab/># raise # the tests still pass, so this branch is currently untested</text:p>
            <text:p text:style-name="P6"><text:tab/><text:tab/><text:tab/>user = User.find_by(id: user_id) <text:tab/><text:tab/><text:tab/><text:tab/><text:tab/><text:tab/><text:tab/># .authenticated comes from models/user</text:p>
            <text:p text:style-name="P6"><text:tab/><text:tab/><text:tab/># if user and user.authenticated?(cookies[:remember_token])</text:p>
            <text:p text:style-name="P6"><text:tab/><text:tab/><text:tab/># updated this line for the new authenticated method</text:p>
            <text:p text:style-name="P6"><text:tab/><text:tab/><text:tab/>if user &amp;&amp; user.authenticated?(:remember, cookies[:remember_token])</text:p>
            <text:p text:style-name="P6"><text:tab/><text:tab/><text:tab/><text:tab/># <text:tab/>( def authenticated?(attribute, token) from User model)</text:p>
            <text:p text:style-name="P6"><text:tab/><text:tab/><text:tab/><text:tab/># <text:s text:c="11"/>so it will be remember_digest</text:p>
            <text:p text:style-name="P6"><text:tab/><text:tab/><text:tab/><text:tab/>log_in user<text:tab/><text:tab/><text:tab/><text:tab/><text:tab/><text:tab/><text:tab/><text:tab/># from this same file</text:p>
            <text:p text:style-name="P6"><text:tab/><text:tab/><text:tab/><text:tab/>@current_user = user</text:p>
            <text:p text:style-name="P6"><text:soft-page-break/><text:tab/><text:tab/><text:tab/>end</text:p>
            <text:p text:style-name="P6"><text:tab/><text:tab/>end</text:p>
            <text:p text:style-name="P6"><text:tab/>end</text:p>
            <text:p text:style-name="P6"/>
            <text:p text:style-name="P6"><text:tab/># returns true if the user is logged in</text:p>
            <text:p text:style-name="P6"><text:tab/>def logged_in?</text:p>
            <text:p text:style-name="P6"><text:tab/><text:tab/>!current_user.nil?</text:p>
            <text:p text:style-name="P6"><text:tab/>end</text:p>
            <text:p text:style-name="P6"/>
            <text:p text:style-name="P6"><text:tab/># forgets a persistent session</text:p>
            <text:p text:style-name="P6"><text:tab/>def forget(user)</text:p>
            <text:p text:style-name="P6"><text:tab/><text:tab/>user.forget <text:tab/><text:tab/><text:tab/><text:tab/><text:tab/><text:tab/><text:tab/><text:tab/><text:tab/><text:tab/># from models/user</text:p>
            <text:p text:style-name="P6"><text:tab/><text:tab/>cookies.delete(:user_id)</text:p>
            <text:p text:style-name="P6"><text:tab/><text:tab/>cookies.delete(:remember_token)</text:p>
            <text:p text:style-name="P6"><text:tab/>end</text:p>
            <text:p text:style-name="P6"/>
            <text:p text:style-name="P6"><text:tab/># logs out the current user</text:p>
            <text:p text:style-name="P6"><text:tab/>def log_out</text:p>
            <text:p text:style-name="P6"><text:tab/><text:tab/>forget(current_user)</text:p>
            <text:p text:style-name="P6"><text:tab/><text:tab/>session.delete(:user_id)</text:p>
            <text:p text:style-name="P6"><text:tab/><text:tab/>@current_user = nil</text:p>
            <text:p text:style-name="P6"><text:tab/>end</text:p>
            <text:p text:style-name="P6"/>
            <text:p text:style-name="P6"><text:tab/># remembers a user in a persisten session</text:p>
            <text:p text:style-name="P6"><text:tab/>def remember(user)</text:p>
            <text:p text:style-name="P6"><text:tab/><text:tab/>user.remember<text:tab/><text:tab/><text:tab/><text:tab/><text:tab/><text:tab/><text:tab/><text:tab/><text:tab/><text:tab/># from models/user</text:p>
            <text:p text:style-name="P6"><text:tab/><text:tab/>cookies.permanent.signed[:user_id] = user.id</text:p>
            <text:p text:style-name="P6"><text:tab/><text:tab/>cookies.permanent[:remember_token] = user.remember_token</text:p>
            <text:p text:style-name="P6"><text:tab/>end<text:tab/><text:tab/><text:tab/><text:tab/><text:tab/><text:tab/><text:tab/><text:tab/><text:tab/><text:tab/><text:tab/><text:tab/><text:tab/><text:tab/><text:tab/><text:tab/># from an attr_accessor of models/user</text:p>
            <text:p text:style-name="P6"/>
            <text:p text:style-name="P6"><text:tab/># redirects to stored location (or the default), after it, it cleans itself</text:p>
            <text:p text:style-name="P6"><text:tab/>def redirect_back_or(default)</text:p>
            <text:p text:style-name="P6"><text:tab/><text:tab/>redirect_to(session[:forwarding_url] || default )</text:p>
            <text:p text:style-name="P6"><text:tab/><text:tab/>session.delete(:forwarding_url)</text:p>
            <text:p text:style-name="P6"><text:tab/>end</text:p>
            <text:p text:style-name="P6"/>
            <text:p text:style-name="P6"><text:tab/># stores the URL trying to be accessed</text:p>
            <text:p text:style-name="P6"><text:tab/>def store_location<text:tab/><text:tab/><text:tab/><text:tab/><text:tab/><text:tab/><text:tab/><text:tab/><text:tab/><text:tab/><text:tab/># <text:s/>but only for a GET request</text:p>
            <text:p text:style-name="P6"><text:tab/><text:tab/>session[:forwarding_url] = request.original_url if request.get?</text:p>
            <text:p text:style-name="P6"><text:tab/>end # puts the requested URL in the session variable under the key :forwarding_url</text:p>
            <text:p text:style-name="P6">end</text:p>
          </table:table-cell>
        </table:table-row>
      </table:table>
      <text:h text:style-name="P11" text:outline-level="2"/>
      <text:h text:style-name="P13" text:outline-level="2">user_mailer.rb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6">class UserMailer &lt; ApplicationMailer</text:p>
            <text:p text:style-name="P6"/>
            <text:p text:style-name="P6"><text:s text:c="2"/># Subject can be set in your I18n file at config/locales/en.yml</text:p>
            <text:p text:style-name="P6"><text:s text:c="2"/># with the following lookup:</text:p>
            <text:p text:style-name="P6"><text:s text:c="2"/>#</text:p>
            <text:p text:style-name="P6"><text:s text:c="2"/># <text:s text:c="2"/>en.user_mailer.account_activation.subject</text:p>
            <text:p text:style-name="P6"><text:s text:c="2"/>#</text:p>
            <text:p text:style-name="P6"><text:s text:c="2"/>def account_activation(user)</text:p>
            <text:p text:style-name="P6"><text:s text:c="4"/>@user = user</text:p>
            <text:p text:style-name="P6"><text:s text:c="4"/>mail to: user.email, subject: "Account activation"</text:p>
            <text:p text:style-name="P6"><text:s text:c="2"/>end</text:p>
            <text:p text:style-name="P6"/>
            <text:p text:style-name="P6"><text:s text:c="2"/># Subject can be set in your I18n file at config/locales/en.yml</text:p>
            <text:p text:style-name="P6"><text:s text:c="2"/># with the following lookup:</text:p>
            <text:p text:style-name="P6"><text:s text:c="2"/>#</text:p>
            <text:p text:style-name="P6"><text:s text:c="2"/># <text:s text:c="2"/>en.user_mailer.password_reset.subject</text:p>
            <text:p text:style-name="P6"><text:s text:c="2"/>#</text:p>
            <text:p text:style-name="P6"><text:s text:c="2"/>def password_reset</text:p>
            <text:p text:style-name="P6"><text:s text:c="4"/>@greeting = "Hi"</text:p>
            <text:p text:style-name="P6"/>
            <text:p text:style-name="P6"><text:s text:c="4"/>mail to: "to@example.org"</text:p>
            <text:p text:style-name="P6"><text:s text:c="2"/>end</text:p>
            <text:p text:style-name="P6"/>
            <text:p text:style-name="P6"><text:s text:c="2"/>def password_reset(user)</text:p>
            <text:p text:style-name="P6"><text:s text:c="4"/>@user = user</text:p>
            <text:p text:style-name="P6"><text:s text:c="4"/>mail to: user.email, subject: "Password reset"</text:p>
            <text:p text:style-name="P6"><text:s text:c="2"/>end</text:p>
            <text:p text:style-name="P6">end</text:p>
          </table:table-cell>
        </table:table-row>
      </table:table>
      <text:h text:style-name="P17" text:outline-level="1">models</text:h>
      <text:h text:style-name="P10" text:outline-level="2">user.rb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">class User &lt; ApplicationRecord</text:p>
            <text:p text:style-name="P6"><text:tab/>attr_accessor :remember_token, :activation_token, :reset_token</text:p>
            <text:p text:style-name="P6"><text:tab/>before_save <text:tab/>:downcase_email</text:p>
            <text:p text:style-name="P6"><text:tab/>before_create :create_activation_digest</text:p>
            <text:p text:style-name="P6"/>
            <text:p text:style-name="P6"><text:tab/>VALID_EMAIL_REGEX = /\A[\d\+\.a-z_-]+@[a-z]+\.[a-z.]+\z/i</text:p>
            <text:p text:style-name="P6"><text:tab/>validates(:name, <text:s/><text:tab/><text:tab/>presence: <text:tab/>true, </text:p>
            <text:p text:style-name="P6"><text:tab/><text:tab/><text:tab/><text:tab/><text:tab/><text:tab/><text:tab/><text:tab/><text:tab/><text:tab/><text:tab/><text:tab/>length: <text:tab/><text:tab/>{ maximum: 50 } )</text:p>
            <text:p text:style-name="P6"><text:s text:c="2"/>validates :email, <text:tab/><text:tab/>presence: <text:tab/>true, </text:p>
            <text:p text:style-name="P6"><text:s text:c="2"/><text:tab/><text:tab/><text:tab/><text:tab/><text:tab/><text:tab/><text:tab/><text:tab/><text:tab/><text:tab/><text:tab/>length: <text:tab/><text:tab/>{ maximum: 255 }, </text:p>
            <text:p text:style-name="P6"><text:s text:c="2"/><text:tab/><text:tab/><text:tab/><text:tab/><text:tab/><text:tab/><text:tab/><text:tab/><text:tab/><text:tab/><text:tab/>format: <text:tab/><text:tab/>{ with: VALID_EMAIL_REGEX },</text:p>
            <text:p text:style-name="P6"><text:s text:c="2"/><text:tab/><text:tab/><text:tab/><text:tab/><text:tab/><text:tab/><text:tab/><text:tab/><text:tab/><text:tab/><text:tab/>uniqueness: { case_sensitive: false }</text:p>
            <text:p text:style-name="P6"><text:tab/>validates<text:tab/>:password, <text:tab/>presence: <text:tab/>true,</text:p>
            <text:p text:style-name="P6"><text:soft-page-break/><text:tab/><text:tab/><text:tab/><text:tab/><text:tab/><text:tab/><text:tab/><text:tab/><text:tab/><text:tab/><text:tab/><text:tab/>length: <text:tab/><text:tab/>{ minimum: 6 }</text:p>
            <text:p text:style-name="P6"><text:tab/>has_secure_password</text:p>
            <text:p text:style-name="P6"/>
            <text:p text:style-name="P6"><text:tab/># returns the hash digest of the given string</text:p>
            <text:p text:style-name="P6"><text:tab/>def User.digest(string)</text:p>
            <text:p text:style-name="P6"><text:tab/><text:tab/>cost = ActiveModel::SecurePassword.min_cost ? BCrypt::Engine::MIN_COST : BCrypt::Engine.cost</text:p>
            <text:p text:style-name="P6"><text:tab/><text:tab/>BCrypt::Password.create(string, cost: cost)</text:p>
            <text:p text:style-name="P6"><text:tab/>end<text:tab/></text:p>
            <text:p text:style-name="P6"/>
            <text:p text:style-name="P6"><text:tab/># returns a random token</text:p>
            <text:p text:style-name="P6"><text:tab/>def User.new_token</text:p>
            <text:p text:style-name="P6"><text:tab/><text:tab/>SecureRandom.urlsafe_base64</text:p>
            <text:p text:style-name="P6"><text:tab/>end</text:p>
            <text:p text:style-name="P6"/>
            <text:p text:style-name="P6"><text:tab/># remembers a user in the database for use in persisten sessions</text:p>
            <text:p text:style-name="P6"><text:tab/>def remember</text:p>
            <text:p text:style-name="P6"><text:tab/><text:tab/>self.remember_token = User.new_token</text:p>
            <text:p text:style-name="P6"><text:tab/><text:tab/>update_attribute(:remember_digest, User.digest(remember_token))</text:p>
            <text:p text:style-name="P6"><text:tab/>end</text:p>
            <text:p text:style-name="P6"/>
            <text:p text:style-name="P6"><text:tab/># returns true if the given token matches the digest</text:p>
            <text:p text:style-name="P6"><text:tab/># ENHANCED, now it has the fancy metaprogramming and two arguments</text:p>
            <text:p text:style-name="P6"><text:tab/>def authenticated?(attribute, token)</text:p>
            <text:p text:style-name="P6"><text:tab/><text:tab/>digest = self.send("#{attribute}_digest") # so clever</text:p>
            <text:p text:style-name="P6"><text:tab/><text:tab/>return false if digest.nil?</text:p>
            <text:p text:style-name="P6"><text:tab/><text:tab/>BCrypt::Password.new(digest).is_password?(token)</text:p>
            <text:p text:style-name="P6"><text:tab/>end</text:p>
            <text:p text:style-name="P6"/>
            <text:p text:style-name="P6"><text:tab/># forgets a user</text:p>
            <text:p text:style-name="P6"><text:tab/>def forget</text:p>
            <text:p text:style-name="P6"><text:tab/><text:tab/>update_attribute(:remember_digest, nil)</text:p>
            <text:p text:style-name="P6"><text:tab/>end</text:p>
            <text:p text:style-name="P6"/>
            <text:p text:style-name="P6"># ACCOUNT ACTIVATION</text:p>
            <text:p text:style-name="P6"/>
            <text:p text:style-name="P6"><text:tab/># activates an account</text:p>
            <text:p text:style-name="P6"><text:tab/>def activate</text:p>
            <text:p text:style-name="P6"><text:tab/><text:tab/>update_columns(activated: true, activated_at: Time.zone.now)</text:p>
            <text:p text:style-name="P6"><text:tab/><text:tab/># old two lines version:</text:p>
            <text:p text:style-name="P6"><text:tab/><text:tab/># update_attribute(:activated,<text:tab/><text:tab/>true)</text:p>
            <text:p text:style-name="P6"><text:tab/><text:tab/># update_attribute(:activated_at, Time.zone.now)</text:p>
            <text:p text:style-name="P6"><text:tab/><text:tab/># please note how the original one was, it had user</text:p>
            <text:p text:style-name="P6"><text:tab/><text:tab/># user.update_attribute(:activated,<text:tab/><text:tab/><text:tab/>true)</text:p>
            <text:p text:style-name="P6"><text:tab/>end</text:p>
            <text:p text:style-name="P6"/>
            <text:p text:style-name="P6"><text:tab/># sends activation email</text:p>
            <text:p text:style-name="P6"><text:tab/>def send_activation_email</text:p>
            <text:p text:style-name="P6"><text:tab/><text:tab/>UserMailer.account_activation(self).deliver_now</text:p>
            <text:p text:style-name="P6"><text:tab/><text:tab/># the call for self used to be to @user</text:p>
            <text:p text:style-name="P6"><text:tab/>end</text:p>
            <text:p text:style-name="P6"/>
            <text:p text:style-name="P6"># PASSWORD RESET</text:p>
            <text:p text:style-name="P6"><text:tab/># sets the password reset attributes</text:p>
            <text:p text:style-name="P6"><text:soft-page-break/><text:tab/>def create_reset_digest</text:p>
            <text:p text:style-name="P6"><text:tab/><text:tab/>self.reset_token = User.new_token</text:p>
            <text:p text:style-name="P6"><text:tab/><text:tab/># update_attribute(:reset_digest, User.digest(reset_token))</text:p>
            <text:p text:style-name="P6"><text:tab/><text:tab/># update_attribute(:reset_sent_at, Time.zone.now)</text:p>
            <text:p text:style-name="P6"><text:tab/><text:tab/># above two lines in just one (and a half):</text:p>
            <text:p text:style-name="P6"><text:tab/><text:tab/>update_columns(reset_digest: <text:s/>User.digest(reset_token),</text:p>
            <text:p text:style-name="P6"><text:tab/><text:tab/><text:tab/><text:tab/><text:tab/><text:tab/><text:tab/><text:tab/><text:tab/> reset_sent_at: Time.zone.now)</text:p>
            <text:p text:style-name="P6"><text:tab/>end</text:p>
            <text:p text:style-name="P6"/>
            <text:p text:style-name="P6"><text:tab/># sends password reset email</text:p>
            <text:p text:style-name="P6"><text:tab/>def send_password_reset_email</text:p>
            <text:p text:style-name="P6"><text:tab/><text:tab/>UserMailer.password_reset(self).deliver_now</text:p>
            <text:p text:style-name="P6"><text:tab/>end</text:p>
            <text:p text:style-name="P6"/>
            <text:p text:style-name="P6"><text:tab/># returns true if a password reset has expired</text:p>
            <text:p text:style-name="P6"><text:tab/>def password_reset_expired?</text:p>
            <text:p text:style-name="P6"><text:tab/><text:tab/>reset_sent_at &lt; 2.hours.ago # date helpers</text:p>
            <text:p text:style-name="P6"><text:tab/>end</text:p>
            <text:p text:style-name="P6"/>
            <text:p text:style-name="P6"><text:tab/>private</text:p>
            <text:p text:style-name="P6"><text:tab/><text:tab/># creates and assigns the activation token and digest</text:p>
            <text:p text:style-name="P6"><text:tab/><text:tab/>def create_activation_digest</text:p>
            <text:p text:style-name="P6"><text:tab/><text:tab/><text:tab/>self.activation_token <text:s/>= User.new_token</text:p>
            <text:p text:style-name="P6"><text:tab/><text:tab/><text:tab/>self.activation_digest = User.digest(activation_token)</text:p>
            <text:p text:style-name="P6"><text:tab/><text:tab/>end</text:p>
            <text:p text:style-name="P6"/>
            <text:p text:style-name="P6"><text:tab/><text:tab/># converts email to all lower-case</text:p>
            <text:p text:style-name="P6"><text:tab/><text:tab/>def downcase_email</text:p>
            <text:p text:style-name="P6"><text:tab/><text:tab/><text:tab/># self.email = email.downcase</text:p>
            <text:p text:style-name="P6"><text:tab/><text:tab/><text:tab/>email.downcase!</text:p>
            <text:p text:style-name="P6"><text:tab/><text:tab/>end</text:p>
            <text:p text:style-name="P6">en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3.53mm" fo:margin-bottom="2.12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2.47mm" fo:margin-bottom="2.12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77.17mm"/>
    </style:style>
    <style:style style:name="Table1.B" style:family="table-column">
      <style:table-column-properties style:column-width="59.32mm"/>
    </style:style>
    <style:style style:name="Table1.C" style:family="table-column">
      <style:table-column-properties style:column-width="21.17mm"/>
    </style:style>
    <style:style style:name="Table1.D" style:family="table-column">
      <style:table-column-properties style:column-width="18.29mm"/>
    </style:style>
    <style:style style:name="Table1.A1" style:family="table-cell">
      <style:table-cell-properties fo:padding="0.97mm" fo:border="none"/>
    </style:style>
    <style:style style:name="MP1" style:family="paragraph" style:parent-style-name="Preformatted_20_Text">
      <style:text-properties officeooo:rsid="0010634f" officeooo:paragraph-rsid="0010634f"/>
    </style:style>
    <style:style style:name="MT1" style:family="text">
      <style:text-properties officeooo:rsid="001449da"/>
    </style:style>
    <style:style style:name="MT2" style:family="text">
      <style:text-properties officeooo:rsid="0010634f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reformatted_20_Text"/>
            </table:table-cell>
            <table:table-cell table:style-name="Table1.A1" office:value-type="string">
              <text:p text:style-name="Preformatted_20_Text">sample app</text:p>
            </table:table-cell>
            <table:table-cell table:style-name="Table1.A1" office:value-type="string">
              <text:p text:style-name="MP1">0.0.<text:span text:style-name="MT1">3</text:span></text:p>
            </table:table-cell>
            <table:table-cell table:style-name="Table1.A1" office:value-type="string">
              <text:p text:style-name="Preformatted_20_Text"><text:span text:style-name="MT2"><text:s/></text:span><text:page-number text:select-page="current">11</text:page-number><text:span text:style-name="MT2">/</text:span><text:page-count>14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07T17:30:41.543262503</dc:date>
    <meta:editing-duration>PT22M7S</meta:editing-duration>
    <meta:editing-cycles>4</meta:editing-cycles>
    <meta:generator>LibreOffice/5.3.3.2$Linux_X86_64 LibreOffice_project/30m0$Build-2</meta:generator>
    <meta:document-statistic meta:table-count="13" meta:image-count="0" meta:object-count="0" meta:page-count="14" meta:paragraph-count="499" meta:word-count="1792" meta:character-count="15445" meta:non-whitespace-character-count="12428"/>
  </office:meta>
</office:document-meta>
</file>